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Cell line name</text:p>
          </table:table-cell>
          <table:table-cell office:value-type="string" calcext:value-type="string">
            <text:p>COSMIC ID</text:p>
          </table:table-cell>
          <table:table-cell office:value-type="string" calcext:value-type="string">
            <text:p>GDSC tissue descriptor 1</text:p>
          </table:table-cell>
          <table:table-cell office:value-type="string" calcext:value-type="string">
            <text:p>GDSC tissue descriptor 2</text:p>
          </table:table-cell>
          <table:table-cell office:value-type="string" calcext:value-type="string">
            <text:p>TCGA label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Growth properties</text:p>
          </table:table-cell>
        </table:table-row>
        <table:table-row table:style-name="ro1">
          <table:table-cell office:value-type="string" calcext:value-type="string">
            <text:p>22RV1</text:p>
          </table:table-cell>
          <table:table-cell office:value-type="float" office:value="924100" calcext:value-type="float">
            <text:p>924100</text:p>
          </table:table-cell>
          <table:table-cell office:value-type="string" calcext:value-type="string">
            <text:p>urogenital_system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PRAD</text:p>
          </table:table-cell>
          <table:table-cell office:value-type="string" calcext:value-type="string">
            <text:p>MSI-H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 office:value-type="string" calcext:value-type="string">
            <text:p>647-V</text:p>
          </table:table-cell>
          <table:table-cell office:value-type="float" office:value="906797" calcext:value-type="float">
            <text:p>906797</text:p>
          </table:table-cell>
          <table:table-cell office:value-type="string" calcext:value-type="string">
            <text:p>urogenital_system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786-0</text:p>
          </table:table-cell>
          <table:table-cell office:value-type="float" office:value="905947" calcext:value-type="float">
            <text:p>905947</text:p>
          </table:table-cell>
          <table:table-cell table:number-columns-repeated="2" office:value-type="string" calcext:value-type="string">
            <text:p>kidney</text:p>
          </table:table-cell>
          <table:table-cell office:value-type="string" calcext:value-type="string">
            <text:p>KIRC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A2058</text:p>
          </table:table-cell>
          <table:table-cell office:value-type="float" office:value="906792" calcext:value-type="float">
            <text:p>906792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 office:value-type="string" calcext:value-type="string">
            <text:p>A2780</text:p>
          </table:table-cell>
          <table:table-cell office:value-type="float" office:value="906804" calcext:value-type="float">
            <text:p>906804</text:p>
          </table:table-cell>
          <table:table-cell office:value-type="string" calcext:value-type="string">
            <text:p>urogenital_system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NABLE TO CLASSIFY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Semi-Adherent</text:p>
          </table:table-cell>
        </table:table-row>
        <table:table-row table:style-name="ro2">
          <table:table-cell office:value-type="string" calcext:value-type="string">
            <text:p>A375</text:p>
          </table:table-cell>
          <table:table-cell office:value-type="float" office:value="906793" calcext:value-type="float">
            <text:p>906793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 office:value-type="string" calcext:value-type="string">
            <text:p>A427</text:p>
          </table:table-cell>
          <table:table-cell office:value-type="float" office:value="910851" calcext:value-type="float">
            <text:p>910851</text:p>
          </table:table-cell>
          <table:table-cell office:value-type="string" calcext:value-type="string">
            <text:p>lung_NSCLC</text:p>
          </table:table-cell>
          <table:table-cell office:value-type="string" calcext:value-type="string">
            <text:p>lung_NSCLC_not specified</text:p>
          </table:table-cell>
          <table:table-cell office:value-type="string" calcext:value-type="string">
            <text:p>UNABLE TO CLASSIFY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A498</text:p>
          </table:table-cell>
          <table:table-cell office:value-type="float" office:value="905948" calcext:value-type="float">
            <text:p>905948</text:p>
          </table:table-cell>
          <table:table-cell table:number-columns-repeated="2" office:value-type="string" calcext:value-type="string">
            <text:p>kidney</text:p>
          </table:table-cell>
          <table:table-cell office:value-type="string" calcext:value-type="string">
            <text:p>KIRC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3">
          <table:table-cell office:value-type="string" calcext:value-type="string">
            <text:p>A549</text:p>
          </table:table-cell>
          <table:table-cell office:value-type="float" office:value="905949" calcext:value-type="float">
            <text:p>905949</text:p>
          </table:table-cell>
          <table:table-cell office:value-type="string" calcext:value-type="string">
            <text:p>lung_NSCLC</text:p>
          </table:table-cell>
          <table:table-cell office:value-type="string" calcext:value-type="string">
            <text:p>lung_NSCLC_adenocarcinoma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ACHN</text:p>
          </table:table-cell>
          <table:table-cell office:value-type="float" office:value="905950" calcext:value-type="float">
            <text:p>905950</text:p>
          </table:table-cell>
          <table:table-cell table:number-columns-repeated="2" office:value-type="string" calcext:value-type="string">
            <text:p>kidney</text:p>
          </table:table-cell>
          <table:table-cell office:value-type="string" calcext:value-type="string">
            <text:p>KIRC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 office:value-type="string" calcext:value-type="string">
            <text:p>BFTC-905</text:p>
          </table:table-cell>
          <table:table-cell office:value-type="float" office:value="910926" calcext:value-type="float">
            <text:p>910926</text:p>
          </table:table-cell>
          <table:table-cell office:value-type="string" calcext:value-type="string">
            <text:p>urogenital_system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BT-20</text:p>
          </table:table-cell>
          <table:table-cell office:value-type="float" office:value="906801" calcext:value-type="float">
            <text:p>906801</text:p>
          </table:table-cell>
          <table:table-cell table:number-columns-repeated="2" office:value-type="string" calcext:value-type="string">
            <text:p>breast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BT-474</text:p>
          </table:table-cell>
          <table:table-cell office:value-type="float" office:value="946359" calcext:value-type="float">
            <text:p>946359</text:p>
          </table:table-cell>
          <table:table-cell table:number-columns-repeated="2" office:value-type="string" calcext:value-type="string">
            <text:p>breast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BT-549</text:p>
          </table:table-cell>
          <table:table-cell office:value-type="float" office:value="905951" calcext:value-type="float">
            <text:p>905951</text:p>
          </table:table-cell>
          <table:table-cell table:number-columns-repeated="2" office:value-type="string" calcext:value-type="string">
            <text:p>breast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C32</text:p>
          </table:table-cell>
          <table:table-cell office:value-type="float" office:value="906830" calcext:value-type="float">
            <text:p>906830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  <table:table-row table:style-name="ro2">
          <table:table-cell office:value-type="string" calcext:value-type="string">
            <text:p>CAKI-1</text:p>
          </table:table-cell>
          <table:table-cell office:value-type="float" office:value="905963" calcext:value-type="float">
            <text:p>905963</text:p>
          </table:table-cell>
          <table:table-cell table:number-columns-repeated="2" office:value-type="string" calcext:value-type="string">
            <text:p>kidney</text:p>
          </table:table-cell>
          <table:table-cell office:value-type="string" calcext:value-type="string">
            <text:p>KIRC</text:p>
          </table:table-cell>
          <table:table-cell office:value-type="string" calcext:value-type="string">
            <text:p>MSS/MSI-L</text:p>
          </table:table-cell>
          <table:table-cell office:value-type="string" calcext:value-type="string">
            <text:p>Adher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7:02:09.621743670</meta:creation-date>
    <dc:date>2022-02-16T17:02:43.093466135</dc:date>
    <meta:editing-duration>PT34S</meta:editing-duration>
    <meta:editing-cycles>1</meta:editing-cycles>
    <meta:document-statistic meta:table-count="1" meta:cell-count="119" meta:object-count="0"/>
    <meta:generator>LibreOffice/6.4.7.2$Linux_X86_64 LibreOffice_project/40$Build-2</meta:generator>
  </office:meta>
</office:document-meta>
</file>